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Tahoma" fo:font-size="10pt" fo:font-weight="bold" officeooo:paragraph-rsid="004395ca" style:font-size-asian="10pt" style:font-weight-asian="bold" style:font-name-complex="Tahoma" style:font-size-complex="10pt" style:font-weight-complex="bold"/>
    </style:style>
    <style:style style:name="P2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P3" style:family="paragraph" style:parent-style-name="job_20_description">
      <style:text-properties officeooo:paragraph-rsid="004110d7"/>
    </style:style>
    <style:style style:name="P4" style:family="paragraph" style:parent-style-name="job_20_description">
      <style:text-properties officeooo:paragraph-rsid="0043b67a"/>
    </style:style>
    <style:style style:name="P5" style:family="paragraph" style:parent-style-name="job_20_description">
      <style:text-properties officeooo:paragraph-rsid="00417be9"/>
    </style:style>
    <style:style style:name="P6" style:family="paragraph" style:parent-style-name="job_20_heading" style:master-page-name="Standard">
      <style:paragraph-properties style:page-number="auto"/>
    </style:style>
    <style:style style:name="P7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P8" style:family="paragraph" style:parent-style-name="job_20_description_20_bullets" style:list-style-name="L29">
      <style:text-properties officeooo:rsid="0045aa66" officeooo:paragraph-rsid="0045aa66"/>
    </style:style>
    <style:style style:name="P9" style:family="paragraph" style:parent-style-name="job_20_description_20_bullets" style:list-style-name="L20"/>
    <style:style style:name="P10" style:family="paragraph" style:parent-style-name="job_20_description_20_bullets" style:list-style-name="L21"/>
    <style:style style:name="P11" style:family="paragraph" style:parent-style-name="job_20_description_20_bullets" style:list-style-name="L23"/>
    <style:style style:name="P12" style:family="paragraph" style:parent-style-name="job_20_description_20_bullets" style:list-style-name="L24"/>
    <style:style style:name="P13" style:family="paragraph" style:parent-style-name="job_20_description_20_bullets" style:list-style-name="L25"/>
    <style:style style:name="P14" style:family="paragraph" style:parent-style-name="job_20_description_20_bullets" style:list-style-name="L26"/>
    <style:style style:name="P15" style:family="paragraph" style:parent-style-name="job_20_description_20_bullets" style:list-style-name="L30"/>
    <style:style style:name="P16" style:family="paragraph" style:parent-style-name="job_20_description_20_bullets" style:list-style-name="L31"/>
    <style:style style:name="P17" style:family="paragraph" style:parent-style-name="job_20_description_20_bullets" style:list-style-name="L32"/>
    <style:style style:name="P18" style:family="paragraph" style:parent-style-name="job_20_description_20_bullets" style:list-style-name="L34"/>
    <style:style style:name="P19" style:family="paragraph" style:parent-style-name="job_20_description_20_bullets" style:list-style-name="L35"/>
    <style:style style:name="P20" style:family="paragraph" style:parent-style-name="job_20_description_20_bullets" style:list-style-name="L35">
      <style:text-properties officeooo:paragraph-rsid="005121a4"/>
    </style:style>
    <style:style style:name="P21" style:family="paragraph" style:parent-style-name="job_20_description_20_bullets" style:list-style-name="L36"/>
    <style:style style:name="P22" style:family="paragraph" style:parent-style-name="job_20_description_20_bullets" style:list-style-name="L37"/>
    <style:style style:name="P23" style:family="paragraph" style:parent-style-name="job_20_description_20_bullets" style:list-style-name="L38"/>
    <style:style style:name="P24" style:family="paragraph" style:parent-style-name="job_20_title">
      <style:text-properties officeooo:paragraph-rsid="004ec9dd"/>
    </style:style>
    <style:style style:name="P25" style:family="paragraph" style:parent-style-name="job_20_title">
      <style:paragraph-properties fo:margin-top="0in" fo:margin-bottom="0in" style:contextual-spacing="false"/>
    </style:style>
    <style:style style:name="T1" style:family="text">
      <style:text-properties fo:color="#000000" loext:opacity="100%" style:font-name="Times New Roman" fo:font-size="10pt" style:text-underline-style="none" officeooo:rsid="0042a6d3" style:font-size-asian="10pt" style:font-name-complex="Tahoma" style:font-size-complex="10pt"/>
    </style:style>
    <style:style style:name="T2" style:family="text">
      <style:text-properties style:font-name="Times New Roman" fo:font-size="10pt" style:font-size-asian="10pt" style:font-name-complex="Times New Roman" style:font-size-complex="10pt"/>
    </style:style>
    <style:style style:name="T3" style:family="text">
      <style:text-properties style:font-name="Times New Roman" fo:font-size="8pt" style:font-size-asian="8pt" style:font-size-complex="8pt"/>
    </style:style>
    <style:style style:name="T4" style:family="text">
      <style:text-properties style:font-name="Times New Roman" fo:font-size="8pt" officeooo:rsid="00404f6b" style:font-size-asian="8pt" style:font-size-complex="8pt"/>
    </style:style>
    <style:style style:name="T5" style:family="text">
      <style:text-properties style:font-name="Times New Roman" fo:font-size="8pt" officeooo:rsid="004110d7" style:font-size-asian="8pt" style:font-size-complex="8pt"/>
    </style:style>
    <style:style style:name="T6" style:family="text">
      <style:text-properties style:font-name="Times New Roman" fo:font-size="8pt" officeooo:rsid="00417be9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e0ac5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404f6b" style:font-size-asian="8pt" style:font-size-complex="8pt"/>
    </style:style>
    <style:style style:name="T12" style:family="text">
      <style:text-properties fo:font-size="8pt" officeooo:rsid="004110d7" style:font-size-asian="8pt" style:font-size-complex="8pt"/>
    </style:style>
    <style:style style:name="T13" style:family="text">
      <style:text-properties fo:font-size="8pt" officeooo:rsid="00417be9" style:font-size-asian="8pt" style:font-size-complex="8pt"/>
    </style:style>
    <style:style style:name="T14" style:family="text">
      <style:text-properties fo:font-size="8pt" officeooo:rsid="0041bb35" style:font-size-asian="8pt" style:font-size-complex="8pt"/>
    </style:style>
    <style:style style:name="T15" style:family="text">
      <style:text-properties fo:font-size="8pt" officeooo:rsid="0043b67a" style:font-size-asian="8pt" style:font-size-complex="8pt"/>
    </style:style>
    <style:style style:name="T16" style:family="text">
      <style:text-properties fo:font-size="8pt" officeooo:rsid="00479fb1" style:font-size-asian="8pt" style:font-size-complex="8pt"/>
    </style:style>
    <style:style style:name="T17" style:family="text">
      <style:text-properties fo:font-size="8pt" officeooo:rsid="004ab0b4" style:font-size-asian="8pt" style:font-size-complex="8pt"/>
    </style:style>
    <style:style style:name="T18" style:family="text">
      <style:text-properties fo:font-size="8pt" officeooo:rsid="004e0ac5" style:font-size-asian="8pt" style:font-size-complex="8pt"/>
    </style:style>
    <style:style style:name="T19" style:family="text">
      <style:text-properties fo:font-size="8pt" officeooo:rsid="005121a4" style:font-size-asian="8pt" style:font-size-complex="8pt"/>
    </style:style>
    <style:style style:name="T20" style:family="text">
      <style:text-properties fo:font-size="8pt" fo:font-weight="bold" style:font-size-asian="8pt" style:font-weight-asian="bold" style:font-size-complex="8pt" style:font-weight-complex="bold"/>
    </style:style>
    <style:style style:name="T21" style:family="text">
      <style:text-properties officeooo:rsid="00417be9"/>
    </style:style>
    <style:style style:name="T22" style:family="text">
      <style:text-properties style:text-position="super 58%" fo:font-weight="bold" style:font-weight-asian="bold" style:font-weight-complex="bold"/>
    </style:style>
    <style:style style:name="T23" style:family="text">
      <style:text-properties officeooo:rsid="004ab0b4"/>
    </style:style>
    <style:style style:name="T24" style:family="text">
      <style:text-properties officeooo:rsid="004ca20f"/>
    </style:style>
    <style:style style:name="T25" style:family="text">
      <style:text-properties officeooo:rsid="004cbd9e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Times New Roman" fo:font-size="10pt" style:font-size-asian="10pt" style:font-name-complex="Tahoma" style:font-size-complex="10pt"/>
    </style:style>
    <style:style style:name="T28" style:family="text">
      <style:text-properties style:font-name="Times New Roman" fo:font-size="10pt" officeooo:rsid="0042f31b" style:font-size-asian="10pt" style:font-name-complex="Tahoma" style:font-size-complex="10pt"/>
    </style:style>
    <style:style style:name="T29" style:family="text">
      <style:text-properties style:font-name="Times New Roman" fo:font-size="10pt" officeooo:rsid="004e0ac5" style:font-size-asian="10pt" style:font-name-complex="Tahoma" style:font-size-complex="10pt"/>
    </style:style>
    <style:style style:name="T30" style:family="text">
      <style:text-properties style:font-name="Times New Roman" fo:font-size="10pt" style:font-size-asian="10pt" style:font-name-complex="Times New Roman" style:font-size-complex="10pt"/>
    </style:style>
    <style:style style:name="T31" style:family="text">
      <style:text-properties style:font-name="Times New Roman" fo:font-size="10pt" officeooo:rsid="0042f31b" style:font-size-asian="10pt" style:font-name-complex="Times New Roman" style:font-size-complex="10pt"/>
    </style:style>
    <style:style style:name="T32" style:family="text">
      <style:text-properties style:font-name="Times New Roman" fo:font-size="10pt" officeooo:rsid="0042a6d3" style:font-size-asian="10pt" style:font-name-complex="Times New Roman" style:font-size-complex="10pt"/>
    </style:style>
    <style:style style:name="T33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33">Professional Summary</text:span></text:span></text:p>
      <text:p text:style-name="job_20_title">Senior Software Engineer with over 15 years of experience in scalable systems, cloud infrastructure, and AI development. Proven track record in improving system performance, leading engineering teams, and delivering high-impact projects in high-volume environments leveraging open-source ecosystems.</text:p>
      <text:p text:style-name="job_20_heading"><text:span text:style-name="Strong_20_Emphasis">Skills</text:span></text:p>
      <text:list text:style-name="L35">
        <text:list-item>
          <text:p text:style-name="P19"><text:span text:style-name="Strong_20_Emphasis"><text:span text:style-name="T10">Programming Languages</text:span></text:span><text:span text:style-name="T10">: Python, Rust, </text:span><text:span text:style-name="T18">Perl5,</text:span><text:span text:style-name="T10"> Go, JavaScript, C, Shell</text:span></text:p>
        </text:list-item>
        <text:list-item>
          <text:p text:style-name="P19"><text:span text:style-name="Strong_20_Emphasis"><text:span text:style-name="T10">Frameworks and Libraries</text:span></text:span><text:span text:style-name="T10">: Flask, Bottle, SQLAlchemy, NumPy, Pandas, Scikit-learn, React</text:span></text:p>
        </text:list-item>
        <text:list-item>
          <text:p text:style-name="P20"><text:span text:style-name="Strong_20_Emphasis"><text:span text:style-name="T10">AI and Machine Learning</text:span></text:span><text:span text:style-name="T10">: </text:span><text:span text:style-name="T19">LLMs,</text:span><text:span text:style-name="T10"> </text:span><text:span text:style-name="T18">LangChain,</text:span><text:span text:style-name="T10"> </text:span><text:span text:style-name="T19">ANN, RNN, CNN, </text:span><text:span text:style-name="T10">FastAI, PyTorch, TensorFlow, Model Generation</text:span></text:p>
        </text:list-item>
        <text:list-item>
          <text:p text:style-name="P19"><text:span text:style-name="Strong_20_Emphasis"><text:span text:style-name="T10">Databases</text:span></text:span><text:span text:style-name="T10">: PostgreSQL, MySQL, Redshift, Elasticsearch, MongoDB, Redis, Riak</text:span></text:p>
        </text:list-item>
        <text:list-item>
          <text:p text:style-name="P19"><text:span text:style-name="Strong_20_Emphasis"><text:span text:style-name="T10">Cloud Services</text:span></text:span><text:span text:style-name="T10">: AWS (EC2, S3, IAM, RDS, SQS, Kinesis, Athena, Glue), Docker, Kubernetes (EKS), Terraform</text:span></text:p>
        </text:list-item>
        <text:list-item>
          <text:p text:style-name="P19"><text:span text:style-name="Strong_20_Emphasis"><text:span text:style-name="T10">DevOps Tools</text:span></text:span><text:span text:style-name="T10">: Git, Gerrit, Subversion, Chef, Salt, Puppet, Prowler</text:span></text:p>
        </text:list-item>
        <text:list-item>
          <text:p text:style-name="P19"><text:span text:style-name="Strong_20_Emphasis"><text:span text:style-name="T10">Testing and Development</text:span></text:span><text:span text:style-name="T10">: Test-Driven Development (TDD), Linux, Apache</text:span></text:p>
        </text:list-item>
      </text:list>
      <text:p text:style-name="job_20_heading"><text:span text:style-name="Strong_20_Emphasis">Experience</text:span></text:p>
      <text:p text:style-name="job_20_title"><text:span text:style-name="Strong_20_Emphasis"><text:span text:style-name="T7">Lemur Labs, Los Angeles, CA</text:span></text:span><text:span text:style-name="Strong_20_Emphasis"><text:span text:style-name="T10"><text:line-break/>CEO and Chief Engineer</text:span></text:span><text:span text:style-name="T10"> | February 2019 – Present</text:span></text:p>
      <text:list text:style-name="L34">
        <text:list-item>
          <text:p text:style-name="P18">Provided software consultancy for prototyping ideas and testing market fit.</text:p>
        </text:list-item>
        <text:list-item>
          <text:p text:style-name="P18">Led AI consulting and development with LLMs and LangChain agents for Agents4All.</text:p>
        </text:list-item>
        <text:list-item>
          <text:p text:style-name="P18">Conducted AWS cloud consulting, cleanup, and deployment via Terraform.</text:p>
        </text:list-item>
        <text:list-item>
          <text:p text:style-name="P18">Optimized client's web store response times by 80%, contributing to an increase in sales from $3M to $30M.</text:p>
        </text:list-item>
        <text:list-item>
          <text:p text:style-name="P18">Identified key issues with AWS architecture for WordPress, updated to Aurora with split read and write instances, and streamlined plugins.</text:p>
        </text:list-item>
        <text:list-item>
          <text:p text:style-name="P18">Conducted deep investigations into database issues using WooCommerce at high scale.</text:p>
        </text:list-item>
        <text:list-item>
          <text:p text:style-name="P18">Created improved architecture and development road map.</text:p>
        </text:list-item>
        <text:list-item>
          <text:p text:style-name="P18">Identified and sourced key hires needed for growth; provided on-boarding and continuity.</text:p>
        </text:list-item>
        <text:list-item>
          <text:p text:style-name="P18">Managed the existing offshore operations team, providing oversight and accountability.</text:p>
        </text:list-item>
        <text:list-item>
          <text:p text:style-name="P18">Developed a proof-of-concept shopping funnel to optimize and monetize referral traffic, integrating third-party purchase and delivery systems.</text:p>
        </text:list-item>
      </text:list>
      <text:p text:style-name="job_20_description"><text:span text:style-name="Emphasis"><text:span text:style-name="T10">Technologies Used</text:span></text:span><text:span text:style-name="T10">: </text:span><text:span text:style-name="T11">Python, LangChain, OpenAI, Postgresql</text:span><text:span text:style-name="T12">, </text:span><text:span text:style-name="T10">MySQL, Terraform, AWS (EC2, </text:span><text:span text:style-name="T12">Aurora, </text:span><text:span text:style-name="T10">S3, </text:span><text:span text:style-name="T13">EFS, Elasticache</text:span><text:span text:style-name="T10">), </text:span><text:span text:style-name="T13">Wordpress.</text:span></text:p>
      <text:p text:style-name="job_20_title"><text:span text:style-name="Strong_20_Emphasis"><text:span text:style-name="T7">GogoPix, Los Angeles, CA<text:line-break/></text:span></text:span><text:span text:style-name="Strong_20_Emphasis"><text:span text:style-name="T10">Chief Technology Officer</text:span></text:span><text:span text:style-name="T10"> | April 2022 – Present<text:line-break/></text:span><text:span text:style-name="Strong_20_Emphasis"><text:span text:style-name="T10">Advisor to CEO</text:span></text:span><text:span text:style-name="T10"> | January 2019 – April 2022</text:span></text:p>
      <text:p text:style-name="job_20_description"><text:span text:style-name="T23">GogoPix Vibestream </text:span>brings music entertainment from artists and record labels to consumers to enjoy on their screens.</text:p>
      <text:list text:style-name="L32">
        <text:list-item>
          <text:p text:style-name="P17">Designed architecture for ingesting and streaming music videos from rights holders.</text:p>
        </text:list-item>
        <text:list-item>
          <text:p text:style-name="P17">Improved and migrated database schema.</text:p>
        </text:list-item>
        <text:list-item>
          <text:p text:style-name="P17">Created a minimum viable product (MVP) for a video clipping service <text:span text:style-name="T24">using ffmpeg </text:span>and conducted competitive analysis of hosted solutions on Mux.com.</text:p>
        </text:list-item>
        <text:list-item>
          <text:p text:style-name="P17">Implemented Digital Data Exchange (DDEX) translation and extraction processes.</text:p>
        </text:list-item>
        <text:list-item>
          <text:p text:style-name="P17">Mentored junior engineers in development, security, and design.</text:p>
        </text:list-item>
        <text:list-item>
          <text:p text:style-name="P17">Provided technical due diligence to customers and investors.</text:p>
        </text:list-item>
        <text:list-item>
          <text:p text:style-name="P17">Developed custom <text:span text:style-name="T24">video ingestion </text:span>solutions for video provider<text:span text:style-name="T24">s</text:span>.</text:p>
        </text:list-item>
      </text:list>
      <text:p text:style-name="job_20_description"><text:span text:style-name="Emphasis"><text:span text:style-name="T10">Technologies Used</text:span></text:span><text:span text:style-name="T10">: </text:span><text:span text:style-name="T11">Python, </text:span><text:span text:style-name="T19">F</text:span><text:span text:style-name="T17">lask, SQLModel, ffmpeg, Mux</text:span><text:span text:style-name="T11">, </text:span><text:span text:style-name="T17">Postgresql, AWS (EC2, S3, RDS, Route53, ACM, Secure Transfer), </text:span><text:span text:style-name="T10">Terraform, AWS, </text:span><text:span text:style-name="T17">javascript.</text:span></text:p>
      <text:p text:style-name="job_20_title"><text:span text:style-name="Strong_20_Emphasis">MalachiArts, Los Angeles, CA<text:line-break/></text:span><text:span text:style-name="Strong_20_Emphasis"><text:span text:style-name="T10">Senior Software Engineer</text:span></text:span><text:span text:style-name="T10"> | May 2021 – January 2023</text:span></text:p>
      <text:p text:style-name="job_20_description">Provided development and operations insight for cloud migration projects with clients ranging from startups to Fortune 500 companies.</text:p>
      <text:list text:style-name="L31">
        <text:list-item>
          <text:p text:style-name="P16"><text:span text:style-name="Strong_20_Emphasis"><text:span text:style-name="T3">VodyTV</text:span></text:span><text:span text:style-name="T3">: Designed complete architecture, implementation, and infrastructure of </text:span><text:span text:style-name="T6">MVP </text:span><text:span text:style-name="T3">client API and SDK library using AWS API Gateway, Serverless Lambda, S3, DynamoDB, and Terraform.</text:span></text:p>
        </text:list-item>
        <text:list-item>
          <text:p text:style-name="P16"><text:span text:style-name="Strong_20_Emphasis"><text:span text:style-name="T3">Generate Life Sciences</text:span></text:span><text:span text:style-name="T3">: Produced a second-generation Kubernetes infrastructure after mapping and documenting existing cloud sprawl, enabling turnkey access for developers through automated Helm charts. Duplicated AWS deployments into multi-account modularized Terraform, improving security and resiliency.</text:span></text:p>
        </text:list-item>
        <text:list-item>
          <text:p text:style-name="P16"><text:span text:style-name="Strong_20_Emphasis"><text:span text:style-name="T3">Fortune 500 Streaming Media Company</text:span></text:span><text:span text:style-name="T3">: Developed Python applications for a custom DNS system, updating portal and API to enable teams to safely manage their own customer-facing DNS entries.</text:span></text:p>
        </text:list-item>
        <text:list-item>
          <text:p text:style-name="P16"><text:span text:style-name="Strong_20_Emphasis"><text:span text:style-name="T3">Fortune 500 Event Ticketing Company</text:span></text:span><text:span text:style-name="T3">: Embedded in the Kubernetes team; performed rolling upgrades of AWS EKS cluster versions and upgraded clients of deprecated APIs. Wrote a template system to standardize a multi-repo manual configuration, documenting variance and preparing for a meta-configuration file-based automated system.</text:span></text:p>
        </text:list-item>
        <text:list-item>
          <text:p text:style-name="P16">Contributed to internal EKS reference platform, including automated testing of AWS security best practices using Prowler, extending it for multi-account organization awareness, and embedding as a Terraform module.</text:p>
        </text:list-item>
        <text:list-item>
          <text:p text:style-name="P16"><text:span text:style-name="Strong_20_Emphasis"><text:span text:style-name="T3">Infer.ai</text:span></text:span><text:span text:style-name="T3">: Developed cloud-native AWS EKS infrastructure to run AI models with high performance and optimized cost for clients.</text:span></text:p>
        </text:list-item>
      </text:list>
      <text:p text:style-name="P3"><text:span text:style-name="Emphasis"><text:span text:style-name="T3">Technologies Used</text:span></text:span><text:span text:style-name="T3">: </text:span><text:span text:style-name="T4">Python, </text:span><text:span text:style-name="T5">AWS (chalice, API gateway, EC2, S3, Lambda, DynamoDB, CodeCommit, </text:span><text:span text:style-name="T6">access rules, Roles</text:span><text:span text:style-name="T5">), </text:span><text:span text:style-name="T4">terraform, </text:span><text:span text:style-name="T5">Kubernetes (k8s), ArgoCD</text:span><text:span text:style-name="T3">, Terraform, Docker.</text:span></text:p>
      <text:p text:style-name="P24"><text:soft-page-break/><text:span text:style-name="Strong_20_Emphasis">Kernel, Los Angeles, CA<text:line-break/></text:span><text:span text:style-name="Strong_20_Emphasis"><text:span text:style-name="T10">Senior Software Engineer</text:span></text:span><text:span text:style-name="T10"> | August 2020 – April 2021</text:span></text:p>
      <text:list text:style-name="L20">
        <text:list-item>
          <text:p text:style-name="P9">Built initial internal client portal for coordinating models and experimental output data while maintaining confidentiality and security for individual brain scans.</text:p>
        </text:list-item>
        <text:list-item>
          <text:p text:style-name="P9">Utilized Chalice Python framework with Terraform to coordinate AWS services (SQS queues, RDS, S3, access rules).</text:p>
        </text:list-item>
        <text:list-item>
          <text:p text:style-name="P9">Assisted scientists in expanding Python code from proof-of-concept to production-ready applications.</text:p>
        </text:list-item>
      </text:list>
      <text:p text:style-name="job_20_title"><text:span text:style-name="T8">ZipRecruiter, Los Angeles, CA</text:span><text:line-break/><text:span text:style-name="T20">Senior Software Engineer</text:span><text:span text:style-name="T10"> | September 2015 – January 2019</text:span></text:p>
      <text:list text:style-name="L21">
        <text:list-item>
          <text:p text:style-name="P10">Improved search times from minutes to under 200ms for largest and highest-paying customers by offloading candidate search from primary RDBMS to Elasticsearch.</text:p>
        </text:list-item>
        <text:list-item>
          <text:p text:style-name="P10">Enhanced acquisition, upsell, and retention of large customers with a new resume search feature over 200 million resumes.</text:p>
        </text:list-item>
        <text:list-item>
          <text:p text:style-name="P10">Imported data from non-searchable raw resumes stored in S3; proposed, specified, built, tested, and deployed the solution <text:span text:style-name="T21">leading</text:span> a team of three.</text:p>
        </text:list-item>
        <text:list-item>
          <text:p text:style-name="P10">Created new operational paths to build machines outside the monolith architecture.</text:p>
        </text:list-item>
        <text:list-item>
          <text:p text:style-name="P10">Managed data ingress and integrity, reducing primary database contention and improving cache performance.</text:p>
        </text:list-item>
        <text:list-item>
          <text:p text:style-name="P10">Migrated monolith event data into a parallel path using S3 and data warehouse solutions, updating producers and consumers incrementally with zero downtime.</text:p>
        </text:list-item>
        <text:list-item>
          <text:p text:style-name="P10">Owned table definitions, S3 data layout, and tooling to automate metadata for Athena and Spark, building a data lake to reduce load on the Redshift data warehouse.</text:p>
        </text:list-item>
      </text:list>
      <text:p text:style-name="job_20_description"><text:span text:style-name="Emphasis"><text:span text:style-name="T10">Technologies Used</text:span></text:span><text:span text:style-name="T10">: Python, Perl, Elasticsearch, MySQL, Redshift, Salt, Terraform, Docker, AWS (EC2, S3, SQS, Kinesis).</text:span></text:p>
      <text:p text:style-name="job_20_title"><text:span text:style-name="Strong_20_Emphasis">AirMedia, Los Angeles, CA<text:line-break/></text:span><text:span text:style-name="Strong_20_Emphasis"><text:span text:style-name="T10">Chief Engineer</text:span></text:span><text:span text:style-name="T10"> | July 2014 – July 2015</text:span></text:p>
      <text:list text:style-name="L30">
        <text:list-item>
          <text:p text:style-name="P15">First engineering hire, building a video distribution and recommendation platform for premium ad-supported video.</text:p>
        </text:list-item>
        <text:list-item>
          <text:p text:style-name="P15">Developed, deployed, and maintained Python backend services and data reporting hosted in AWS with a MongoDB database.</text:p>
        </text:list-item>
        <text:list-item>
          <text:p text:style-name="P15">Served as technical lead during investor due diligence.</text:p>
        </text:list-item>
        <text:list-item>
          <text:p text:style-name="P15">Onboarded, mentored, and conducted code reviews for new team members.</text:p>
        </text:list-item>
      </text:list>
      <text:p text:style-name="P4"><text:span text:style-name="Emphasis"><text:span text:style-name="T10">Technologies Used</text:span></text:span><text:span text:style-name="T10">: Python, </text:span><text:span text:style-name="T17">bottle</text:span><text:span text:style-name="T15">,</text:span><text:span text:style-name="T10"> </text:span><text:span text:style-name="T15">Postgresql, AWS (EC2, S3, Athena), MongoDB.</text:span></text:p>
      <text:p text:style-name="job_20_title"><text:span text:style-name="Strong_20_Emphasis">Demand Media, Los Angeles, CA<text:line-break/></text:span><text:span text:style-name="Strong_20_Emphasis"><text:span text:style-name="T10">Lead Engineer, SRE, and Ops</text:span></text:span><text:span text:style-name="T10"> | August 2011 – July 2014</text:span></text:p>
      <text:list text:style-name="L23">
        <text:list-item>
          <text:p text:style-name="P11">Led Project Incite, delivering live contextual recommendations across eHow.com's 3.2 million pages within 8 months, resulting in a 2 million user product.</text:p>
        </text:list-item>
        <text:list-item>
          <text:p text:style-name="P11">Won inaugural company hackathon to capture a million-dollar market via targeted pharmaceutical advertising; championed and launched the product at scale.</text:p>
        </text:list-item>
        <text:list-item>
          <text:p text:style-name="P11">Implemented server and process improvements for eHow, improving PageRank by reducing Time to First Byte (TTFB) for clients and Googlebot.</text:p>
        </text:list-item>
        <text:list-item>
          <text:p text:style-name="P11">Analyzed and upgraded codebase for PHP 5.3 to 5.5 transition.</text:p>
        </text:list-item>
        <text:list-item>
          <text:p text:style-name="P11">Trained engineers on Splunk, Git, Puppet, and Python.</text:p>
        </text:list-item>
      </text:list>
      <text:p text:style-name="job_20_description"><text:span text:style-name="Emphasis"><text:span text:style-name="T10">Technologies Used</text:span></text:span><text:span text:style-name="T10">: RabbitMQ, Python, Thrift, Scrapy, AWS, Redis, Riak, PostgreSQL, Django, Chef, Nagios, Git, Gerrit, </text:span><text:span text:style-name="T13">Splunk.</text:span></text:p>
      <text:p text:style-name="job_20_title"><text:span text:style-name="Strong_20_Emphasis">Open42 / Demand Media, Los Angeles, CA<text:line-break/></text:span><text:span text:style-name="Strong_20_Emphasis"><text:span text:style-name="T10">Chief Engineer / Lead Engineer</text:span></text:span><text:span text:style-name="T10"> | November 2010 – August 2011</text:span></text:p>
      <text:list text:style-name="L24">
        <text:list-item>
          <text:p text:style-name="P12">Built a high-speed, high-capacity, cloud-based data warehouse for analyzing click traffic, providing machine learning algorithms for content projection and clustering.</text:p>
        </text:list-item>
        <text:list-item>
          <text:p text:style-name="P12">Served as technical point-of-contact between Open42 and Demand Media.</text:p>
        </text:list-item>
        <text:list-item>
          <text:p text:style-name="P12">Developed data analysis jobs utilizing Hadoop.</text:p>
        </text:list-item>
        <text:list-item>
          <text:p text:style-name="P12">Conducted due diligence of RSSGraffiti code; redesigned it as a work queue to improve database locality.</text:p>
        </text:list-item>
        <text:list-item>
          <text:p text:style-name="P12">Migrated code repositories from SVN to Git; integrated with Redmine for issue tracking.</text:p>
        </text:list-item>
        <text:list-item>
          <text:p text:style-name="P12">Implemented Chef for deployment infrastructure and wrote company recipes.</text:p>
        </text:list-item>
        <text:list-item>
          <text:p text:style-name="P12">Created automated Nagios monitoring for all EC2 cloud hosts.</text:p>
        </text:list-item>
        <text:list-item>
          <text:p text:style-name="P12">Spearheaded adoption of bug tracking, code review in Gerrit, and continuous integration in Jenkins.</text:p>
        </text:list-item>
        <text:list-item>
          <text:p text:style-name="P12">Managed AWS EC2 configuration and lifecycle.</text:p>
        </text:list-item>
        <text:list-item>
          <text:p text:style-name="P12">Developed a Redis-based IP blocking system for legacy products with 7 million entries.</text:p>
        </text:list-item>
      </text:list>
      <text:p text:style-name="P5"><text:span text:style-name="Emphasis"><text:span text:style-name="T10">Technologies Used</text:span></text:span><text:span text:style-name="T10">: </text:span><text:span text:style-name="T13">Perl</text:span><text:span text:style-name="T10">, Python, </text:span><text:span text:style-name="T13">Hadoop Streaming, </text:span><text:span text:style-name="T10">AWS </text:span><text:span text:style-name="T14">(EC2, S3)</text:span><text:span text:style-name="T13">, </text:span><text:span text:style-name="T10">PostgreSQL, Chef, Nagios, </text:span><text:span text:style-name="T13">Subversion (SVN), </text:span><text:span text:style-name="T10">Git, Gerrit.</text:span></text:p>
      <text:p text:style-name="job_20_title"><text:span text:style-name="Strong_20_Emphasis">The Rubicon Project, Los Angeles, CA<text:line-break/></text:span><text:span text:style-name="Strong_20_Emphasis"><text:span text:style-name="T10">Senior Software Engineer</text:span></text:span><text:span text:style-name="T10"> | October 2008 – September 2010</text:span></text:p>
      <text:list text:style-name="L25">
        <text:list-item>
          <text:p text:style-name="P13">Rewrote Perl ad scheduler using a custom rules engine, reducing processing time from 10–30 minutes to under one minute.</text:p>
        </text:list-item>
        <text:list-item>
          <text:p text:style-name="P13">Analyzed and improved network transfer speeds in the scheduling system, enhancing sync speed by 5x.</text:p>
        </text:list-item>
        <text:list-item>
          <text:p text:style-name="P13">Stabilized log aggregation and established the data pipeline as a critical infrastructure component.</text:p>
        </text:list-item>
        <text:list-item>
          <text:p text:style-name="P13">Migrated monthly aggregation rollups into streaming calculations after exceeding database capacity.</text:p>
        </text:list-item>
        <text:list-item>
          <text:p text:style-name="P13">Reverse-engineered and improved financial proration calculations, ensuring consistent sums at each level of roll-up; parallelized calculations using Hadoop.</text:p>
        </text:list-item>
        <text:list-item>
          <text:p text:style-name="P13">Improved SVN repository layout; oversaw merges and implemented unit tests for schedulers.</text:p>
        </text:list-item>
      </text:list>
      <text:p text:style-name="P5"><text:span text:style-name="Emphasis"><text:span text:style-name="T10">Technologies Used</text:span></text:span><text:span text:style-name="T10">: </text:span><text:span text:style-name="T13">Perl</text:span><text:span text:style-name="T10">, </text:span><text:span text:style-name="T13">Mysql, Apache ModPerl, Hadoop Streaming, SVN, </text:span><text:span text:style-name="T10">Git.</text:span></text:p>
      <text:p text:style-name="job_20_title"><text:span text:style-name="Strong_20_Emphasis">Mediaplex (Conversant), Los Angeles, CA<text:line-break/></text:span><text:span text:style-name="Strong_20_Emphasis"><text:span text:style-name="T10">Software Engineer Manager</text:span></text:span><text:span text:style-name="T10"> | August 2006 – September 2008</text:span></text:p>
      <text:list text:style-name="L38">
        <text:list-item>
          <text:p text:style-name="P23">Led a team of four engineers enhancing an online advertising system for publishers.</text:p>
        </text:list-item>
      </text:list>
      <text:list text:style-name="L26">
        <text:list-item>
          <text:p text:style-name="P14">Selected new features, distributed work, designed code, implemented updates, tested, and provided live support.</text:p>
        </text:list-item>
        <text:list-item>
          <text:p text:style-name="P14">Improved project estimate accuracy and delivered releases on time.</text:p>
        </text:list-item>
        <text:list-item>
          <text:p text:style-name="P14">Revitalized the MOJO team by empowering engineers and improving communication and morale.</text:p>
        </text:list-item>
        <text:list-item>
          <text:p text:style-name="P14"><text:soft-page-break/>Built strong relationships with the systems team, resulting in improved support.</text:p>
        </text:list-item>
        <text:list-item>
          <text:p text:style-name="P14">Extended Perl advertisement allocator; maintained Apache+mod_perl UI and delivery system.</text:p>
        </text:list-item>
        <text:list-item>
          <text:p text:style-name="P14">Migrated reports and data to an Oracle data warehouse.</text:p>
        </text:list-item>
      </text:list>
      <text:p text:style-name="job_20_heading"><text:span text:style-name="Strong_20_Emphasis">Community Involvement</text:span></text:p>
      <text:p text:style-name="job_20_title"><text:span text:style-name="Strong_20_Emphasis"><text:span text:style-name="T10">Organizer and Speaker</text:span></text:span><text:span text:style-name="T10">, LA Perl (2008 – Present)<text:line-break/>Organized monthly meetings and presented on topics such as scalable system design and cloud infrastructure. http://la.pm.org</text:span></text:p>
      <text:p text:style-name="job_20_title"><text:span text:style-name="Strong_20_Emphasis"><text:span text:style-name="T10">Conference Speaker</text:span></text:span><text:span text:style-name="T10"><text:line-break/>Presented at industry conferences including:</text:span></text:p>
      <text:list text:style-name="L36">
        <text:list-item>
          <text:p text:style-name="P21"><text:span text:style-name="T10">So</text:span><text:span text:style-name="T16">uthern </text:span><text:span text:style-name="T10">Cal</text:span><text:span text:style-name="T16">ifornia</text:span><text:span text:style-name="T10"> Linux Expo / </text:span><text:span text:style-name="T16">SCaLE</text:span></text:p>
        </text:list-item>
        <text:list-item>
          <text:p text:style-name="P21">DevOpsDayLA</text:p>
        </text:list-item>
        <text:list-item>
          <text:p text:style-name="P21">All Things Open (2019)</text:p>
        </text:list-item>
        <text:list-item>
          <text:p text:style-name="P21">The Perl Conference (Multiple years, including 2019)</text:p>
        </text:list-item>
      </text:list>
      <text:p text:style-name="job_20_heading"><text:span text:style-name="Strong_20_Emphasis">Education</text:span></text:p>
      <text:p text:style-name="job_20_title"><text:span text:style-name="Strong_20_Emphasis">California Institute of Technology, Pasadena, CA</text:span></text:p>
      <text:list text:style-name="L37">
        <text:list-item>
          <text:p text:style-name="P22"><text:span text:style-name="T25">Completed coursework towards a </text:span>Bachelor of Science in Electrical Engineering</text:p>
        </text:list-item>
      </text:list>
      <text:p text:style-name="job_20_heading"><text:span text:style-name="Strong_20_Emphasis">Certifications</text:span></text:p>
      <text:list text:style-name="L29">
        <text:list-item>
          <text:p text:style-name="P8"><text:span text:style-name="T8">Deep Learning </text:span><text:span text:style-name="T9">S</text:span><text:span text:style-name="T8">pecialization</text:span><text:span text:style-name="T26">,</text:span> <text:span text:style-name="T25">Coursera (Offered by </text:span>DeepLearning.ai<text:span text:style-name="T25">), Completed in 2024.</text:span></text:p>
        </text:list-item>
        <text:list-item>
          <text:p text:style-name="P8"><text:span text:style-name="T8">Applied Data Science Program: Leveraging AI for Effective Decision Making</text:span><text:span text:style-name="T26">,</text:span> MIT Professional Education, <text:span text:style-name="T25">Completed in 2024</text:span></text:p>
        </text:list-item>
        <text:list-item>
          <text:p text:style-name="P8"><text:span text:style-name="T8">Mastering LLMs for Developers and Data Scientists</text:span><text:span text:style-name="T26">,</text:span> Maven, <text:span text:style-name="T25">Completed in 2024</text:span></text:p>
        </text:list-item>
        <text:list-item>
          <text:p text:style-name="P8"><text:span text:style-name="T8">DeepLearn 2024 – IRDTA 11</text:span><text:span text:style-name="T22">th</text:span><text:span text:style-name="T8"> International School on Deep Learning</text:span><text:span text:style-name="T26">,</text:span> Porto, Portugal, <text:span text:style-name="T25">July 2024.</text:span></text:p>
        </text:list-item>
      </text:list>
      <text:p text:style-name="job_20_heading"><text:span text:style-name="Strong_20_Emphasis">References</text:span></text:p>
      <text:p text:style-name="P25">Available upon reque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loext:opacity="0%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DejaVu Sans" style:font-family-asian="'DejaVu Sans', 'Times New Roman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" fo:font-family="'Times New Roman'" style:font-family-generic="roman" style:font-pitch="variable" fo:font-size="12pt" style:font-name-asian="Courier New" style:font-family-asian="'Courier New'" style:font-pitch-asian="variable" style:font-size-asian="12pt" style:font-name-complex="Courier New" style:font-family-complex="'Courier New'" style:font-pitch-complex="variable" style:font-size-complex="12pt"/>
    </style:style>
    <style:style style:name="job_20_description" style:display-name="job description" style:family="paragraph" style:parent-style-name="Preformatted_20_Text">
      <loext:graphic-properties draw:fill="none" draw:fill-color="#729fcf"/>
      <style:paragraph-properties fo:margin-left="0.1866in" fo:margin-right="0in" fo:margin-top="0.0398in" fo:margin-bottom="0.0398in" style:contextual-spacing="false" fo:orphans="0" fo:widows="0" fo:hyphenation-ladder-count="no-limit" fo:text-indent="0in" style:auto-text-indent="false" fo:background-color="transparent" style:writing-mode="lr-tb"/>
      <style:text-properties style:font-name="Times New Roman" fo:font-family="'Times New Roman'" style:font-family-generic="roman" style:font-pitch="variabl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job_20_title" style:display-name="job title" style:family="paragraph" style:parent-style-name="job_20_description">
      <loext:graphic-properties draw:fill="none" draw:fill-color="#729fcf"/>
      <style:paragraph-properties fo:margin-left="0.1252in" fo:margin-right="0in" fo:margin-top="0.0398in" fo:margin-bottom="0.0398in" style:contextual-spacing="false" fo:orphans="0" fo:widows="0" fo:hyphenation-ladder-count="no-limit" fo:text-indent="0in" style:auto-text-indent="false" fo:background-color="transparent" fo:keep-with-next="always" style:writing-mode="lr-tb">
        <style:tab-stops/>
      </style:paragraph-properties>
      <style:text-properties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job_20_heading" style:display-name="job heading" style:family="paragraph" style:parent-style-name="Preformatted_20_Text">
      <loext:graphic-properties draw:fill="none" draw:fill-color="#729fcf"/>
      <style:paragraph-properties fo:margin-left="0.1252in" fo:margin-right="0in" fo:margin-top="0.0791in" fo:margin-bottom="0.0791in" style:contextual-spacing="false" fo:orphans="0" fo:widows="0" fo:hyphenation-ladder-count="no-limit" fo:text-indent="0in" style:auto-text-indent="false" fo:background-color="transparent" style:writing-mode="lr-tb"/>
      <style:text-properties style:font-name="Tahoma" fo:font-family="Tahoma" style:font-pitch="variable" style:font-name-complex="Tahoma" style:font-family-complex="Tahoma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yle_20_job_20_heading_20__2b__20_11_20_pt" style:display-name="Style job heading + 11 pt" style:family="paragraph" style:parent-style-name="job_20_heading">
      <style:paragraph-properties fo:margin-top="0.111in" fo:margin-bottom="0in" style:contextual-spacing="false"/>
      <style:text-properties fo:font-size="11pt" style:font-size-asian="11pt"/>
    </style:style>
    <style:style style:name="Style_20_job_20_title_20__2b__20_11_20_pt_20_Bold" style:display-name="Style job title + 11 pt Bold" style:family="paragraph" style:parent-style-name="job_20_title">
      <style:paragraph-properties fo:margin-left="0.5in" fo:margin-right="0in" fo:margin-top="0.1665in" fo:margin-bottom="0in" style:contextual-spacing="false" fo:text-indent="-0.3201in" style:auto-text-indent="false"/>
      <style:text-properties fo:font-size="11pt" fo:font-weight="bold" style:font-size-asian="11pt" style:font-weight-asian="bold" style:font-weight-complex="bold"/>
    </style:style>
    <style:style style:name="Style_20_job_20_title_20__2b__20_11_20_pt" style:display-name="Style job title + 11 pt" style:family="paragraph" style:parent-style-name="job_20_title">
      <style:paragraph-properties fo:margin-left="0.5in" fo:margin-right="0in" fo:margin-top="0.1665in" fo:margin-bottom="0in" style:contextual-spacing="false" fo:text-indent="-0.3201in" style:auto-text-indent="false"/>
      <style:text-properties fo:font-size="11pt" style:font-size-asian="11pt"/>
    </style:style>
    <style:style style:name="Style_20_job_20_title_20__2b__20_11_20_pt1" style:display-name="Style job title + 11 pt1" style:family="paragraph" style:parent-style-name="job_20_title">
      <style:text-properties style:font-name="Tahoma" fo:font-family="Tahoma" style:font-pitch="variable" fo:font-size="11pt" style:font-size-asian="11pt" style:font-name-complex="Tahoma" style:font-family-complex="Tahoma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job_20_description_20_bullets" style:display-name="job description bullets" style:family="paragraph" style:parent-style-name="job_20_description">
      <loext:graphic-properties draw:fill="none" draw:fill-color="#729fcf"/>
      <style:paragraph-properties fo:margin-left="-0.0618in" fo:margin-right="0in" fo:margin-top="0in" fo:margin-bottom="0in" style:contextual-spacing="false" fo:line-height="100%" fo:orphans="0" fo:widows="0" fo:hyphenation-ladder-count="no-limit" fo:text-indent="0in" style:auto-text-indent="false" fo:background-color="transparent" style:writing-mode="lr-tb"/>
      <style:text-properties fo:font-size="8pt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Preformatted_20_Text_20_Char" style:display-name="Preformatted Text Char" style:family="text">
      <style:text-properties fo:font-size="12pt" fo:language="en" fo:country="US" style:font-name-asian="Courier New" style:font-family-asian="'Courier New'" style:font-pitch-asian="variable" style:font-size-asian="12pt" style:font-name-complex="Courier New" style:font-family-complex="'Courier New'" style:font-pitch-complex="variable" style:font-size-complex="12pt" style:language-complex="ar" style:country-complex="SA"/>
    </style:style>
    <style:style style:name="job_20_description_20_Char" style:display-name="job description Char" style:family="text" style:parent-style-name="Preformatted_20_Text_20_Char"/>
    <style:style style:name="job_20_title_20_Char" style:display-name="job title Char" style:family="text" style:parent-style-name="job_20_description_20_Char"/>
    <style:style style:name="Style_20_job_20_title_20__2b__20_11_20_pt_20_Bold_20_Char" style:display-name="Style job title + 11 pt Bold Char" style:family="text">
      <style:text-properties fo:font-size="11pt" fo:language="en" fo:country="US" fo:font-weight="bold" style:font-name-asian="Courier New" style:font-family-asian="'Courier New'" style:font-pitch-asian="variable" style:font-size-asian="11pt" style:font-weight-asian="bold" style:font-name-complex="Courier New" style:font-family-complex="'Courier New'" style:font-pitch-complex="variable" style:font-size-complex="12pt" style:language-complex="ar" style:country-complex="SA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name-asian="DejaVu Sans" style:font-family-asian="'DejaVu Sans', 'Times New Roman'" style:font-pitch-asian="variable" style:font-size-asian="12pt" style:font-size-complex="12pt"/>
    </style:style>
    <style:style style:name="Footer_20_Char" style:display-name="Footer Char" style:family="text">
      <style:text-properties fo:font-size="12pt" style:font-name-asian="DejaVu Sans" style:font-family-asian="'DejaVu Sans', 'Times New Roman'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Tahoma" fo:font-size="10pt" fo:font-weight="bold" officeooo:paragraph-rsid="004395ca" style:font-size-asian="10pt" style:font-weight-asian="bold" style:font-name-complex="Tahoma" style:font-size-complex="10pt" style:font-weight-complex="bold"/>
    </style:style>
    <style:style style:name="MP2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MT1" style:family="text">
      <style:text-properties fo:color="#000000" loext:opacity="100%" style:font-name="Times New Roman" fo:font-size="10pt" style:text-underline-style="none" officeooo:rsid="0042a6d3" style:font-size-asian="10pt" style:font-name-complex="Tahoma" style:font-size-complex="10pt"/>
    </style:style>
    <style:style style:name="MT2" style:family="text">
      <style:text-properties style:font-name="Times New Roman" fo:font-size="10pt" style:font-size-asian="10pt" style:font-name-complex="Tahoma" style:font-size-complex="10pt"/>
    </style:style>
    <style:style style:name="MT3" style:family="text">
      <style:text-properties style:font-name="Times New Roman" fo:font-size="10pt" style:font-size-asian="10pt" style:font-name-complex="Times New Roman" style:font-size-complex="10pt"/>
    </style:style>
    <style:style style:name="MT4" style:family="text">
      <style:text-properties style:font-name="Times New Roman" fo:font-size="10pt" officeooo:rsid="0042f31b" style:font-size-asian="10pt" style:font-name-complex="Times New Roman" style:font-size-complex="10pt"/>
    </style:style>
    <style:style style:name="MT5" style:family="text">
      <style:text-properties style:font-name="Times New Roman" fo:font-size="10pt" officeooo:rsid="0042f31b" style:font-size-asian="10pt" style:font-name-complex="Tahoma" style:font-size-complex="10pt"/>
    </style:style>
    <style:style style:name="MT6" style:family="text">
      <style:text-properties style:font-name="Times New Roman" fo:font-size="10pt" officeooo:rsid="004e0ac5" style:font-size-asian="10pt" style:font-name-complex="Tahoma" style:font-size-complex="10pt"/>
    </style:style>
    <style:style style:name="MT7" style:family="text">
      <style:text-properties style:font-name="Times New Roman" fo:font-size="10pt" officeooo:rsid="0042a6d3" style:font-size-asian="10pt" style:font-name-complex="Times New Roman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fill="solid" draw:background-size="border" draw:fill-color="#ffffff" draw:opacity="0%"/>
    </style:style>
  </office:automatic-styles>
  <office:master-styles>
    <style:master-page style:name="Standard" style:page-layout-name="Mpm1" draw:style-name="Mdp1">
      <style:header>
        <text:p text:style-name="MP1">Andrew Grangaard</text:p>
        <text:p text:style-name="MP2"><text:span text:style-name="MT1">andrew.grangaard@gmail.com <text:s/></text:span><text:span text:style-name="MT2">• <text:s/></text:span><text:span text:style-name="MT3">(818) 464-6712 <text:s/></text:span><text:span text:style-name="MT2">• <text:s/></text:span><text:span text:style-name="MT4">rockstär.dev <text:s/></text:span><text:span text:style-name="MT5">• <text:s/></text:span><text:span text:style-name="MT6">linkedin.com/</text:span><text:span text:style-name="MT5">in/andrewgrangaard</text:span><text:span text:style-name="MT4"> <text:s/></text:span><text:span text:style-name="MT5">• <text:s/></text:span><text:span text:style-name="MT7">Marina Del Rey</text:span><text:span text:style-name="MT3">, CA <text:s/>90292</text:span></text:p>
        <text:p text:style-name="MP2"><text:span text:style-name="MT3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sume 2024Q4 - Andrew Grangaard</dc:title>
    <meta:initial-creator>agrangaard</meta:initial-creator>
    <meta:creation-date>2015-07-31T13:55:00</meta:creation-date>
    <dc:date>2024-10-30T15:39:42.721474843</dc:date>
    <meta:print-date>2024-10-30T15:26:52.581760239</meta:print-date>
    <meta:editing-cycles>44</meta:editing-cycles>
    <meta:editing-duration>PT3H29M19S</meta:editing-duration>
    <meta:generator>LibreOffice/24.2.6.2$Linux_X86_64 LibreOffice_project/420$Build-2</meta:generator>
    <meta:printed-by>PDF files</meta:printed-by>
    <meta:document-statistic meta:table-count="0" meta:image-count="0" meta:object-count="0" meta:page-count="3" meta:paragraph-count="115" meta:word-count="1596" meta:character-count="11223" meta:non-whitespace-character-count="9802"/>
  </office:meta>
</office:document-meta>
</file>